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9.96mm"/>
    </style:style>
    <style:style style:name="co2" style:family="table-column">
      <style:table-column-properties fo:break-before="auto" style:column-width="24.77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Story</text:p>
          </table:table-cell>
          <table:table-cell office:value-type="string" calcext:value-type="string">
            <text:p>Einschätzung</text:p>
          </table:table-cell>
          <table:table-cell office:value-type="string" calcext:value-type="string">
            <text:p>Prioritä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s User möchte ich eine oder mehrere Wunschlisten anlegen, um meine Wünsche für Geburtstage, oder Weihnachten, oder andere Gelegenheiten aufzuzeig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s User möchte ich meine Wunschliste als Link oder per email mit meinen Freunden teile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s User möchte ich Wunschlisten auf meinem Smartphone &amp; Desktop bearbeiten könne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s User möchte ich auch Hyperlinks oder Fotos in meine Wunschliste aufnehmen können, damit meine Freunde gleich sehen, was ich mein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s User möchte ich Vorschläge für meine Wunschliste bekommen, falls ich noch Ideen brauche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s User wäre es schön, wenn für meine nächste Wunschliste alle noch nicht erfüllten Items meiner bisherigen Wunschlisten übernommen werde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s User wäre es schön, wenn ich eine Erinnerung per email erhalte, sobald meine nächste Wunschliste gebraucht wird (Beispiel : 1 Monat vor meinem Geburtstag)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s User möchte ich die Liste exportieren können um diese zu drucken.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s Freund*in möchte ich einen oder mehrere Items der Wunschliste reserviere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s Freund*in möchte ich sehen können, welche items der Wunschliste bereits von anderen reserviert wurde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s Freund*in möchte ich die Reservierungsliste weiter senden können. 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0:21:06.112509446</meta:creation-date>
    <dc:date>2019-12-12T10:47:04.723397721</dc:date>
    <meta:editing-duration>PT5M26S</meta:editing-duration>
    <meta:editing-cycles>3</meta:editing-cycles>
    <meta:generator>LibreOffice/6.0.7.3$Linux_X86_64 LibreOffice_project/00m0$Build-3</meta:generator>
    <meta:document-statistic meta:table-count="1" meta:cell-count="36" meta:object-count="0"/>
  </office:meta>
</office:document-meta>
</file>